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548" officeooo:paragraph-rsid="00026548"/>
    </style:style>
    <style:style style:name="P2" style:family="paragraph" style:parent-style-name="Standard">
      <style:text-properties officeooo:rsid="00026548" officeooo:paragraph-rsid="0002ce1c"/>
    </style:style>
    <style:style style:name="P3" style:family="paragraph" style:parent-style-name="Standard">
      <style:text-properties officeooo:rsid="0002ce1c" officeooo:paragraph-rsid="0002ce1c"/>
    </style:style>
    <style:style style:name="P4" style:family="paragraph" style:parent-style-name="Standard">
      <style:text-properties officeooo:rsid="0003d62c" officeooo:paragraph-rsid="0003d62c"/>
    </style:style>
    <style:style style:name="T1" style:family="text">
      <style:text-properties fo:font-variant="normal" fo:text-transform="none" fo:color="#000000" style:font-name="Verdana" fo:font-size="9.44999980926514pt" fo:letter-spacing="normal" fo:font-style="normal" fo:font-weight="normal"/>
    </style:style>
    <style:style style:name="T2" style:family="text">
      <style:text-properties officeooo:rsid="0002ce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entire analysis has been made in R language and <text:span text:style-name="T2">it’</text:span>s <text:span text:style-name="T2">available</text:span> at [LINK].</text:p>
      <text:p text:style-name="P2">The gene counts have been filtered using a proportion test (cpm cutoff 1) as implemented in NOISeq R package [1-2]. </text:p>
      <text:p text:style-name="P2">The so filtered resulting gene counts have been normalized with a Trimmed Mean of M-values (TMM) as described in edgeR package [3-4].</text:p>
      <text:p text:style-name="P1">In order to remove the batch effects due to sample<text:span text:style-name="T2">s</text:span> preparation and sequencing, the so normalized counts have been processed with the RUVs method, implemented in the RUVSeq package<text:span text:style-name="T2">[5]</text:span>.</text:p>
      <text:p text:style-name="P3">Finally, the Differential Expression analysis has been made using the edgeR [3-4] package, as described in the section 4.2.8 of the manual.</text:p>
      <text:p text:style-name="P4">Gene annotation has been made with org.Mm.eg.db package.</text:p>
      <text:p text:style-name="P4"/>
      <text:p text:style-name="P4"/>
      <text:p text:style-name="P1"/>
      <text:p text:style-name="P1">references:</text:p>
      <text:p text:style-name="P1"/>
      <text:p text:style-name="P1">[1] Tarazona S, Garcia-Alcalde F, Dopazo J, Ferrer A and Conesa A (2011). “Differential expression in RNA-seq: a matter of depth.” Genome Research, 21(12), pp. 4436.</text:p>
      <text:p text:style-name="P1"/>
      <text:p text:style-name="P1">[2] Tarazona S, Furio-Tari P, Turra D, Pietro AD, Nueda MJ, Ferrer A and Conesa A (2015). “Data quality aware analysis of differential expression in RNA-seq with NOISeq R/Bioc package.” Nucleic Acids Research, 43(21), pp. e140.</text:p>
      <text:p text:style-name="P1"><text:span text:style-name="T1"/></text:p>
      <text:p text:style-name="P1"><text:span text:style-name="T1">[3] </text:span>Robinson MD, McCarthy DJ and Smyth GK (2010). “edgeR: a Bioconductor package for differential expression analysis of digital gene expression data.” Bioinformatics, 26(1), pp. 139-140.</text:p>
      <text:p text:style-name="P1"/>
      <text:p text:style-name="P1">[4] McCarthy, J. D, Chen, Yunshun, Smyth and K. G (2012). “Differential expression analysis of multifactor RNA-Seq experiments with respect to biological variation.” Nucleic Acids Research, 40(10), pp. 4288-4297.</text:p>
      <text:p text:style-name="P1"/>
      <text:p text:style-name="P1">[5] Risso D, Ngai J, Speed T and Dudoit S (2014). “Normalization of RNA-seq data using factor analysis of control genes or samples.” Nature Biotechnology, 32(9), pp. 896–902. In press, http://www.nature.com/nbt/journal/v32/n9/full/nbt.2931.html.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arial" svg:font-family="arial, helvetica, clean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54:41.997947890</meta:creation-date>
    <dc:date>2018-03-19T17:12:11.067432100</dc:date>
    <meta:editing-duration>PT17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65" meta:character-count="1752" meta:non-whitespace-character-count="1499"/>
  </office:meta>
</office:document-meta>
</file>